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19812F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1" style:family="paragraph"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Ciclo de vida del software científico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Etapa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Fase de conceptualización → sueño.</text:p>
              </text:list-item>
              <text:list-item>
                <text:p>Adolescencia → aprendiendo de los errores.</text:p>
              </text:list-item>
              <text:list-item>
                <text:p>Madurez → hora de producir y crecer.</text:p>
              </text:list-item>
              <text:list-item>
                <text:p>Decadencia → empieza a envejecer.</text:p>
              </text:list-item>
              <text:list-item>
                <text:p>Retiro →funeral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Fase de conceptualización</text:p>
              </text:list-header>
            </text:list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Un problema de la vida real da origen a una idea.</text:p>
              </text:list-item>
              <text:list-item>
                <text:p>Al inicio, los recursos de hardware y software parecen ilimitados.</text:p>
              </text:list-item>
              <text:list-item>
                <text:p>Programadores empiezan con entusiasmo.</text:p>
              </text:list-item>
              <text:list-item>
                <text:p>Todo el mundo da su apoyo de palabra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Adolescencia</text:p>
              </text:list-header>
            </text:list>
          </draw:text-box>
        </draw:frame>
        <draw:frame presentation:style-name="pr4" draw:layer="layout" svg:width="25.199cm" svg:height="13.395cm" svg:x="1.4cm" svg:y="5.614cm" presentation:class="outline" presentation:user-transformed="true">
          <draw:text-box>
            <text:list text:style-name="L2">
              <text:list-item>
                <text:p>El hardware no eran tan bueno como se creía.</text:p>
              </text:list-item>
              <text:list-item>
                <text:p>El software del sistema no permite cosas que se dieron por asumidas.</text:p>
              </text:list-item>
              <text:list-item>
                <text:p>Al sentarse a programar, programadores se dan cuenta que tenían ideas distintas del problema.</text:p>
              </text:list-item>
              <text:list-item>
                <text:p>Equipos de desarrollo se desintegran.</text:p>
              </text:list-item>
              <text:list-item>
                <text:p>Documentación empieza a rezagarse respecto a códig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Madurez</text:p>
              </text:list-header>
            </text:list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El software corre y se utiliza para publicaciones.</text:p>
              </text:list-item>
              <text:list-item>
                <text:p>El éxito atrae nuevos recursos.</text:p>
              </text:list-item>
              <text:list-item>
                <text:p>Desarrolladores originales se mueven a otros proyectos.</text:p>
              </text:list-item>
              <text:list-item>
                <text:p>Se agregan nuevas características pero nadie se atreve a tocar el núcleo del software.</text:p>
              </text:list-item>
              <text:list-item>
                <text:p>“Alguien” completa la documentación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Decadencia</text:p>
              </text:list-header>
            </text:list>
          </draw:text-box>
        </draw:frame>
        <draw:frame presentation:style-name="pr4" draw:layer="layout" svg:width="25.199cm" svg:height="14.661cm" svg:x="1.4cm" svg:y="5.514cm" presentation:class="outline" presentation:user-transformed="true">
          <draw:text-box>
            <text:list text:style-name="L2">
              <text:list-item>
                <text:p>El número de publicaciones que usan el software disminuye/decae.</text:p>
              </text:list-item>
              <text:list-item>
                <text:p>El lenguaje se vuelve obsoleto.</text:p>
              </text:list-item>
              <text:list-item>
                <text:p>El núcleo del software se vuelve obsoleto y debe ser reescrito.</text:p>
              </text:list-item>
              <text:list-item>
                <text:p>Nuevas características se vuelven imposibles de implementar.</text:p>
              </text:list-item>
              <text:list-item>
                <text:p>La comunidad de usuarios usa el software como referencia y comparación contra soluciones moderna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etiro</text:p>
              </text:list-header>
            </text:list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Nadie usa el software activamente para investigación.</text:p>
              </text:list-item>
              <text:list-item>
                <text:p>El código se libera a dominio públic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32">
        <draw:frame presentation:style-name="pr1" draw:layer="layout" svg:width="25.199cm" svg:height="17.356cm" svg:x="1.4cm" svg:y="0.837cm" presentation:class="subtitle">
          <draw:text-box>
            <text:p>Ciclo de modificación del software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iclo de modificación</text:p>
          </draw:text-box>
        </draw:frame>
        <draw:frame presentation:style-name="pr4" draw:layer="layout" svg:width="25.199cm" svg:height="13.895cm" svg:x="1.4cm" svg:y="5.314cm" presentation:class="outline" presentation:user-transformed="true">
          <draw:text-box>
            <text:list text:style-name="L2">
              <text:list-item>
                <text:p>Se usa sistema de “tickets” para reporte de errores y solicitud de nuevas características.</text:p>
              </text:list-item>
              <text:list-item>
                <text:p>Se acepta el reporte/solicitud.</text:p>
              </text:list-item>
              <text:list-item>
                <text:p>Se trabaja en el código y se producen varios commits al repositorio.</text:p>
              </text:list-item>
              <text:list-item>
                <text:p>Se entra a etapa de pruebas del código.</text:p>
              </text:list-item>
              <text:list-item>
                <text:p>Se planea un nuevo release.</text:p>
              </text:list-item>
              <text:list-item>
                <text:p>Se realiza el release y se pone a disposición nueva versión empaquetada para descarga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3-26T23:49:23</meta:creation-date>
    <dc:date>2013-04-01T19:53:41</dc:date>
    <dc:creator>Jeudy </dc:creator>
    <meta:editing-duration>PT19M10S</meta:editing-duration>
    <meta:editing-cycles>19</meta:editing-cycles>
    <meta:generator>LibreOffice/3.5$Linux_X86_64 LibreOffice_project/350m1$Build-2</meta:generator>
    <meta:document-statistic meta:object-count="66"/>
  </office:meta>
</office:document-meta>
</file>